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92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Pressione</text:p>
          </table:table-cell>
          <table:table-cell/>
          <table:table-cell table:style-name="ce2" office:value-type="string" calcext:value-type="string">
            <text:p>Frequenza</text:p>
          </table:table-cell>
          <table:table-cell/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*Fi</text:p>
          </table:table-cell>
          <table:table-cell table:style-name="ce2" office:value-type="string" calcext:value-type="string">
            <text:p>(Mi- x)^2</text:p>
          </table:table-cell>
          <table:table-cell table:style-name="ce2" office:value-type="string" calcext:value-type="string">
            <text:p>(Mi- x)^2 * Fi</text:p>
          </table:table-cell>
          <table:table-cell table:style-name="ce2" office:value-type="string" calcext:value-type="string">
            <text:p>Freq. Cum. Ass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4]+[.B3])/2" office:value-type="float" office:value="50" calcext:value-type="float">
            <text:p>50</text:p>
          </table:table-cell>
          <table:table-cell table:formula="of:=[.E4]*[.C4]" office:value-type="float" office:value="150" calcext:value-type="float">
            <text:p>150</text:p>
          </table:table-cell>
          <table:table-cell table:formula="of:=([.E4]-[.B14])^2" office:value-type="float" office:value="6080.8804" calcext:value-type="float">
            <text:p>6080,8804</text:p>
          </table:table-cell>
          <table:table-cell table:formula="of:=[.G4]*[.C4]" office:value-type="float" office:value="18242.6412" calcext:value-type="float">
            <text:p>18242,6412</text:p>
          </table:table-cell>
          <table:table-cell table:formula="of:=SUM([.C4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5]+[.B5])/2" office:value-type="float" office:value="105" calcext:value-type="float">
            <text:p>105</text:p>
          </table:table-cell>
          <table:table-cell table:formula="of:=[.E5]*[.C5]" office:value-type="float" office:value="1260" calcext:value-type="float">
            <text:p>1260</text:p>
          </table:table-cell>
          <table:table-cell table:formula="of:=([.E5]-[.B14])^2" office:value-type="float" office:value="528.0804" calcext:value-type="float">
            <text:p>528,0804</text:p>
          </table:table-cell>
          <table:table-cell table:formula="of:=[.G5]*[.C5]" office:value-type="float" office:value="6336.9648" calcext:value-type="float">
            <text:p>6336,9648</text:p>
          </table:table-cell>
          <table:table-cell table:formula="of:=SUM([.C4:.C5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[.A6]+[.B6])/2" office:value-type="float" office:value="115" calcext:value-type="float">
            <text:p>115</text:p>
          </table:table-cell>
          <table:table-cell table:formula="of:=[.E6]*[.C6]" office:value-type="float" office:value="5980" calcext:value-type="float">
            <text:p>5980</text:p>
          </table:table-cell>
          <table:table-cell table:formula="of:=([.E6]-[.B14])^2" office:value-type="float" office:value="168.4804" calcext:value-type="float">
            <text:p>168,4804</text:p>
          </table:table-cell>
          <table:table-cell table:formula="of:=[.G6]*[.C6]" office:value-type="float" office:value="8760.98080000001" calcext:value-type="float">
            <text:p>8760,98080000001</text:p>
          </table:table-cell>
          <table:table-cell table:formula="of:=SUM([.C4:.C6])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A7]+[.B7])/2" office:value-type="float" office:value="125" calcext:value-type="float">
            <text:p>125</text:p>
          </table:table-cell>
          <table:table-cell table:formula="of:=[.E7]*[.C7]" office:value-type="float" office:value="9250" calcext:value-type="float">
            <text:p>9250</text:p>
          </table:table-cell>
          <table:table-cell table:formula="of:=([.E7]-[.B14])^2" office:value-type="float" office:value="8.88040000000002" calcext:value-type="float">
            <text:p>8,88040000000002</text:p>
          </table:table-cell>
          <table:table-cell table:formula="of:=[.G7]*[.C7]" office:value-type="float" office:value="657.149600000002" calcext:value-type="float">
            <text:p>657,149600000002</text:p>
          </table:table-cell>
          <table:table-cell table:formula="of:=SUM([.C4:.C7])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[.A8]+[.B8])/2" office:value-type="float" office:value="135" calcext:value-type="float">
            <text:p>135</text:p>
          </table:table-cell>
          <table:table-cell table:formula="of:=[.E8]*[.C8]" office:value-type="float" office:value="9045" calcext:value-type="float">
            <text:p>9045</text:p>
          </table:table-cell>
          <table:table-cell table:formula="of:=([.E8]-[.B14])^2" office:value-type="float" office:value="49.2803999999999" calcext:value-type="float">
            <text:p>49,2803999999999</text:p>
          </table:table-cell>
          <table:table-cell table:formula="of:=[.G8]*[.C8]" office:value-type="float" office:value="3301.7868" calcext:value-type="float">
            <text:p>3301,7868</text:p>
          </table:table-cell>
          <table:table-cell table:formula="of:=SUM([.C4:.C8])"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A9]+[.B9])/2" office:value-type="float" office:value="145" calcext:value-type="float">
            <text:p>145</text:p>
          </table:table-cell>
          <table:table-cell table:formula="of:=[.E9]*[.C9]" office:value-type="float" office:value="3770" calcext:value-type="float">
            <text:p>3770</text:p>
          </table:table-cell>
          <table:table-cell table:formula="of:=([.E9]-[.B14])^2" office:value-type="float" office:value="289.6804" calcext:value-type="float">
            <text:p>289,6804</text:p>
          </table:table-cell>
          <table:table-cell table:formula="of:=[.G9]*[.C9]" office:value-type="float" office:value="7531.6904" calcext:value-type="float">
            <text:p>7531,6904</text:p>
          </table:table-cell>
          <table:table-cell table:formula="of:=SUM([.C4:.C9])"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0]+[.B10])/2" office:value-type="float" office:value="155" calcext:value-type="float">
            <text:p>155</text:p>
          </table:table-cell>
          <table:table-cell table:formula="of:=[.E10]*[.C10]" office:value-type="float" office:value="1860" calcext:value-type="float">
            <text:p>1860</text:p>
          </table:table-cell>
          <table:table-cell table:formula="of:=([.E10]-[.B14])^2" office:value-type="float" office:value="730.0804" calcext:value-type="float">
            <text:p>730,0804</text:p>
          </table:table-cell>
          <table:table-cell table:formula="of:=[.G10]*[.C10]" office:value-type="float" office:value="8760.9648" calcext:value-type="float">
            <text:p>8760,9648</text:p>
          </table:table-cell>
          <table:table-cell table:formula="of:=SUM([.C4:.C10])"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1]+[.B11])/2" office:value-type="float" office:value="170" calcext:value-type="float">
            <text:p>170</text:p>
          </table:table-cell>
          <table:table-cell table:formula="of:=[.E11]*[.C11]" office:value-type="float" office:value="680" calcext:value-type="float">
            <text:p>680</text:p>
          </table:table-cell>
          <table:table-cell table:formula="of:=([.E11]-[.B14])^2" office:value-type="float" office:value="1765.6804" calcext:value-type="float">
            <text:p>1765,6804</text:p>
          </table:table-cell>
          <table:table-cell table:formula="of:=[.G11]*[.C11]" office:value-type="float" office:value="7062.7216" calcext:value-type="float">
            <text:p>7062,7216</text:p>
          </table:table-cell>
          <table:table-cell table:formula="of:=SUM([.C4:.C11])" office:value-type="float" office:value="250" calcext:value-type="float">
            <text:p>250</text:p>
          </table:table-cell>
        </table:table-row>
        <table:table-row table:style-name="ro2">
          <table:table-cell table:style-name="ce2" office:value-type="string" calcext:value-type="string">
            <text:p>Somma:</text:p>
          </table:table-cell>
          <table:table-cell/>
          <table:table-cell table:formula="of:=SUM([.C4:.C11])" office:value-type="float" office:value="250" calcext:value-type="float">
            <text:p>25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formula="of:=SUM([.F4:.F11])/[.C12]" office:value-type="float" office:value="127.98" calcext:value-type="float">
            <text:p>127,9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Varianza:</text:p>
          </table:table-cell>
          <table:table-cell table:formula="of:=SUM([.H4:.H11])/[.C12]" office:value-type="float" office:value="242.6196" calcext:value-type="float">
            <text:p>242,619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Moda:</text:p>
          </table:table-cell>
          <table:table-cell office:value-type="string" calcext:value-type="string">
            <text:p>120-13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Mediana:</text:p>
          </table:table-cell>
          <table:table-cell office:value-type="string" calcext:value-type="string">
            <text:p>120-130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n. esami</text:p>
          </table:table-cell>
          <table:table-cell table:style-name="ce2" office:value-type="string" calcext:value-type="string">
            <text:p>Prof.A</text:p>
          </table:table-cell>
          <table:table-cell table:style-name="ce2" office:value-type="string" calcext:value-type="string">
            <text:p>Prof. B</text:p>
          </table:table-cell>
          <table:table-cell table:style-name="ce2" office:value-type="string" calcext:value-type="string">
            <text:p>Prof.-C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uperati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style-name="ce2" table:formula="of:=SUM([.B24:.D24])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on superat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" table:formula="of:=SUM([.B25:.D25])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SUM([.B24:.B25])" office:value-type="float" office:value="130" calcext:value-type="float">
            <text:p>130</text:p>
          </table:table-cell>
          <table:table-cell table:style-name="ce2" table:formula="of:=SUM([.C24:.C25])" office:value-type="float" office:value="60" calcext:value-type="float">
            <text:p>60</text:p>
          </table:table-cell>
          <table:table-cell table:style-name="ce2" table:formula="of:=SUM([.D24:.D25])" office:value-type="float" office:value="150" calcext:value-type="float">
            <text:p>150</text:p>
          </table:table-cell>
          <table:table-cell table:style-name="ce3" table:formula="of:=SUM([.E24:.E25])"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Metriche teoriche</text:p>
          </table:table-cell>
          <table:table-cell table:number-columns-repeated="8"/>
        </table:table-row>
        <table:table-row table:style-name="ro2">
          <table:table-cell table:formula="of:=[.E24]*[.B26]/[.E26]" office:value-type="float" office:value="87.9411764705882" calcext:value-type="float">
            <text:p>87,9411764705882</text:p>
          </table:table-cell>
          <table:table-cell table:formula="of:=[.E24]*[.C26]/[.E26]" office:value-type="float" office:value="40.5882352941176" calcext:value-type="float">
            <text:p>40,5882352941176</text:p>
          </table:table-cell>
          <table:table-cell table:formula="of:=[.E24]*[.D26]/[.E26]" office:value-type="float" office:value="101.470588235294" calcext:value-type="float">
            <text:p>101,470588235294</text:p>
          </table:table-cell>
          <table:table-cell table:number-columns-repeated="6"/>
        </table:table-row>
        <table:table-row table:style-name="ro2">
          <table:table-cell table:formula="of:=[.E25]*[.B26]/[.E26]" office:value-type="float" office:value="42.0588235294118" calcext:value-type="float">
            <text:p>42,0588235294118</text:p>
          </table:table-cell>
          <table:table-cell table:formula="of:=[.E25]*[.C26]/[.E26]" office:value-type="float" office:value="19.4117647058824" calcext:value-type="float">
            <text:p>19,4117647058824</text:p>
          </table:table-cell>
          <table:table-cell table:formula="of:=[.E25]*[.D26]/[.E26]" office:value-type="float" office:value="48.5294117647059" calcext:value-type="float">
            <text:p>48,529411764705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st.CHI.</text:p>
          </table:table-cell>
          <table:table-cell table:formula="of:=LEGACY.CHITEST([.B24:.D25];[.A29:.C30])" office:value-type="float" office:value="0.107587403310508" calcext:value-type="float">
            <text:p>0,1075874033105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8:21:03.043126943</meta:creation-date>
    <dc:date>2021-02-13T19:06:10.890748258</dc:date>
    <meta:editing-duration>PT44M55S</meta:editing-duration>
    <meta:editing-cycles>31</meta:editing-cycles>
    <meta:generator>LibreOffice/7.1.0.3$Linux_X86_64 LibreOffice_project/10$Build-3</meta:generator>
    <meta:document-statistic meta:table-count="1" meta:cell-count="110" meta:object-count="0"/>
  </office:meta>
</office:document-meta>
</file>